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200%"/>
      <style:text-properties style:font-name="Times New Roman" style:font-name-asian="SimSun" style:font-name-complex="Times New Roman" fo:font-weight="bold" style:font-weight-asian="bold" style:font-weight-complex="bold" fo:color="#00000A" style:language-asian="en" style:country-asian="US" style:language-complex="ar" style:country-complex="SA"/>
    </style:style>
    <style:style style:name="P5" style:parent-style-name="Standard" style:family="paragraph">
      <style:paragraph-properties fo:text-align="justify" fo:line-height="200%"/>
    </style:style>
    <style:style style:name="T6" style:parent-style-name="DefaultParagraphFont" style:family="text">
      <style:text-properties style:font-name="Times New Roman" style:font-name-asian="SimSun" style:font-name-complex="Times New Roman" fo:color="#00000A" style:language-asian="en" style:country-asian="US" style:language-complex="ar" style:country-complex="SA"/>
    </style:style>
    <style:style style:name="T7" style:parent-style-name="DefaultParagraphFont" style:family="text">
      <style:text-properties style:font-name="Times New Roman" style:font-name-asian="SimSun" style:font-name-complex="Times New Roman" fo:color="#00000A" style:language-asian="en" style:country-asian="US" style:language-complex="ar" style:country-complex="SA"/>
    </style:style>
    <style:style style:name="T8" style:parent-style-name="DefaultParagraphFont" style:family="text">
      <style:text-properties style:font-name="Times New Roman" style:font-name-asian="SimSun" style:font-name-complex="Times New Roman" fo:color="#00000A" style:language-asian="en" style:country-asian="US" style:language-complex="ar" style:country-complex="SA"/>
    </style:style>
    <style:style style:name="T9" style:parent-style-name="DefaultParagraphFont" style:family="text">
      <style:text-properties style:font-name="Times New Roman" style:font-name-asian="SimSun" style:font-name-complex="Times New Roman" fo:color="#00000A" style:language-asian="en" style:country-asian="US" style:language-complex="ar" style:country-complex="SA"/>
    </style:style>
    <style:style style:name="T10" style:parent-style-name="DefaultParagraphFont" style:family="text">
      <style:text-properties style:font-name="Times New Roman" style:font-name-asian="SimSun" style:font-name-complex="Times New Roman" fo:color="#00000A" style:language-asian="en" style:country-asian="US" style:language-complex="ar" style:country-complex="SA"/>
    </style:style>
    <style:style style:name="T11" style:parent-style-name="DefaultParagraphFont" style:family="text">
      <style:text-properties style:font-name="Times New Roman" style:font-name-asian="SimSun" style:font-name-complex="Times New Roman" fo:color="#00000A" style:language-asian="en" style:country-asian="US" style:language-complex="ar" style:country-complex="SA"/>
    </style:style>
    <style:style style:name="T12" style:parent-style-name="DefaultParagraphFont" style:family="text">
      <style:text-properties style:font-name="Times New Roman" style:font-name-asian="SimSun" style:font-name-complex="Times New Roman" fo:color="#00000A" style:language-asian="en" style:country-asian="US" style:language-complex="ar" style:country-complex="SA"/>
    </style:style>
    <style:style style:name="T13" style:parent-style-name="DefaultParagraphFont" style:family="text">
      <style:text-properties style:font-name="Times New Roman" style:font-name-asian="SimSun" style:font-name-complex="Times New Roman" fo:color="#00000A" style:language-asian="en" style:country-asian="US" style:language-complex="ar" style:country-complex="SA"/>
    </style:style>
    <style:style style:name="P14" style:parent-style-name="Standard" style:family="paragraph">
      <style:paragraph-properties fo:text-align="justify" fo:line-height="200%"/>
      <style:text-properties style:font-name="Times New Roman" style:font-name-asian="SimSun" style:font-name-complex="Times New Roman" fo:color="#00000A" style:language-asian="en" style:country-asian="US" style:language-complex="ar" style:country-complex="SA"/>
    </style:style>
    <style:style style:name="TableColumn16" style:family="table-column">
      <style:table-column-properties style:column-width="3.3465in" style:use-optimal-column-width="false"/>
    </style:style>
    <style:style style:name="TableColumn17" style:family="table-column">
      <style:table-column-properties style:column-width="3.3465in" style:use-optimal-column-width="false"/>
    </style:style>
    <style:style style:name="Table15" style:family="table">
      <style:table-properties style:width="6.69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line-height="200%"/>
      <style:text-properties style:font-name="Times New Roman" style:font-name-complex="Times New Roman" fo:font-weight="bold" style:font-weight-asian="bold" style:font-weight-complex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line-height="200%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 style:text-position="sub 66.6%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style:text-position="sub 66.6%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line-height="200%"/>
      <style:text-properties style:font-name="Times New Roman" style:font-name-complex="Times New Roman"/>
    </style:style>
    <style:style style:name="P69" style:parent-style-name="Standard" style:family="paragraph">
      <style:paragraph-properties fo:text-align="center" fo:line-height="200%"/>
      <style:text-properties style:font-name="Times New Roman" style:font-name-asian="SimSun" style:font-name-complex="Times New Roman" fo:color="#00000A" style:language-asian="en" style:country-asian="US" style:language-complex="ar" style:country-complex="SA"/>
    </style:style>
    <style:style style:name="P70" style:parent-style-name="Standard" style:family="paragraph">
      <style:paragraph-properties fo:line-height="200%"/>
      <style:text-properties style:font-name="Times New Roman" style:font-name-asian="SimSun" style:font-name-complex="Times New Roman" fo:font-weight="bold" style:font-weight-asian="bold" style:font-weight-complex="bold" fo:color="#00000A" style:language-asian="en" style:country-asian="US" style:language-complex="ar" style:country-complex="SA"/>
    </style:style>
    <style:style style:name="P71" style:parent-style-name="Standard" style:family="paragraph">
      <style:paragraph-properties fo:widows="0" fo:orphans="0" fo:line-height="200%"/>
      <style:text-properties style:font-name="Times New Roman" style:font-name-complex="Times New Roman"/>
    </style:style>
    <style:style style:name="P72" style:parent-style-name="Standard" style:family="paragraph">
      <style:paragraph-properties fo:widows="0" fo:orphans="0" fo:line-height="200%"/>
      <style:text-properties style:font-name="Times New Roman" style:font-name-complex="Times New Roman"/>
    </style:style>
    <style:style style:name="P73" style:parent-style-name="Standard" style:family="paragraph">
      <style:paragraph-properties fo:widows="0" fo:orphans="0" fo:line-height="200%"/>
      <style:text-properties style:font-name="Times New Roman" style:font-name-complex="Times New Roman"/>
    </style:style>
    <style:style style:name="P74" style:parent-style-name="Standard" style:family="paragraph">
      <style:paragraph-properties fo:widows="0" fo:orphans="0" fo:line-height="200%"/>
      <style:text-properties style:font-name="Times New Roman" style:font-name-complex="Times New Roman"/>
    </style:style>
    <style:style style:name="P75" style:parent-style-name="Standard" style:family="paragraph">
      <style:paragraph-properties fo:widows="0" fo:orphans="0" fo:line-height="200%"/>
      <style:text-properties style:font-name="Times New Roman" style:font-name-complex="Times New Roman"/>
    </style:style>
    <style:style style:name="P76" style:parent-style-name="Standard" style:family="paragraph">
      <style:paragraph-properties fo:widows="0" fo:orphans="0" fo:line-height="200%"/>
      <style:text-properties style:font-name="Times New Roman" style:font-name-complex="Times New Roman"/>
    </style:style>
    <style:style style:name="P77" style:parent-style-name="Standard" style:family="paragraph">
      <style:paragraph-properties fo:widows="0" fo:orphans="0" fo:line-height="200%"/>
      <style:text-properties style:font-name="Times New Roman" style:font-name-complex="Times New Roman"/>
    </style:style>
    <style:style style:name="P78" style:parent-style-name="Standard" style:family="paragraph">
      <style:paragraph-properties fo:widows="0" fo:orphans="0" fo:text-align="justify" fo:line-height="200%"/>
    </style:style>
    <style:style style:name="T79" style:parent-style-name="DefaultParagraphFont" style:family="text">
      <style:text-properties style:font-name="Times New Roman" style:font-name-asian="SimSun" style:font-name-complex="Times New Roman" fo:color="#00000A" style:language-asian="en" style:country-asian="US" style:language-complex="ar" style:country-complex="SA"/>
    </style:style>
    <style:style style:name="T80" style:parent-style-name="DefaultParagraphFont" style:family="text">
      <style:text-properties style:font-name="Times New Roman" style:font-name-asian="SimSun" style:font-name-complex="Times New Roman" fo:color="#00000A" style:language-asian="en" style:country-asian="US" style:language-complex="ar" style:country-complex="SA"/>
    </style:style>
  </office:automatic-styles>
  <office:body>
    <office:text text:use-soft-page-breaks="true">
      <text:p text:style-name="P1">Literature Research on the work to support grid search for hyperparameter tuning</text:p>
      <text:p text:style-name="P5"><text:span text:style-name="T6">Regularization parameter selection is an important task as it affects model performance directly. Flynn et al [1] used modified Akaike Information Criterion</text:span><text:span text:style-name="T7"><text:s/>(AICc), Modified Bayesian Information Criterion (BICc) and 10-fold cross-validation for regularization parameter value selection. Wang et al. [2] used BIC for regularization parameter value selection for penalized least squares approach with smoothly clip</text:span><text:span text:style-name="T8">ped absolute deviation penalty and showed its performance on Female Labor Supply data. Wang et al. [3] proposed a modified version of lasso where the regularization parameter in lasso is tuned by another lasso estimator. They claimed the proposed technique</text:span><text:span text:style-name="T9"><text:s/>is as efficient as the oracle. Liu et al. [4] highlighted that AIC, BIC, and K-CV works well for low-dimensional problems but are not fit for the high-dimensional problem. They proposed Stability Approach to Regularization Selection (StARS) to solve this<text:s/></text:span><text:span text:style-name="T10">problem and compared it with the AIC, BIC, and K-CV on both synthetic and real data. Zhang et al. [5] proposed generalized information criterion encompassing AIC and BIC. They applied this criterion on non-concave penalized likelihood approaches and proved</text:span><text:span text:style-name="T11"><text:s/>some promising results about using the AIC and BIC and parameter value selectors. Zhou and Li [6] worked on matrix completion and in doing so used the AIC and BIC as regularization parameter value selection. Ninomiya [7] also used the AIC for regularizati</text:span><text:span text:style-name="T12">on parameter value selection in Lasso in generalized linear models. Huri and Feder [8] used the Bayesian interpolation method for regularization parameter value selection in Lasso. They also compared their method with Generalized Cross-Validation (GCV), th</text:span><text:span text:style-name="T13">e extended the AIC, and the extended the BIC.</text:span></text:p>
      <text:p text:style-name="P14">AIC and BIC have been used abundantly for regularization parameter value selection according to the literature above. It has also been used as a standard to check parameter value selection methods on different<text:s/>applications. This gives us the motivation to use the AIC and BIC for parameter selection.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Reference</text:p>
          </table:table-cell>
          <table:table-cell table:style-name="TableCell21">
            <text:p text:style-name="P22">Technique used</text:p>
          </table:table-cell>
        </table:table-row>
        <table:table-row table:style-name="TableRow23">
          <table:table-cell table:style-name="TableCell24">
            <text:p text:style-name="P25">Flynn et al [1]</text:p>
          </table:table-cell>
          <table:table-cell table:style-name="TableCell26">
            <text:p text:style-name="P27"><text:span text:style-name="T28">AIC</text:span><text:span text:style-name="T29">C</text:span><text:span text:style-name="T30">,</text:span><text:span text:style-name="T31"><text:s/>BIC</text:span><text:span text:style-name="T32">C</text:span><text:span text:style-name="T33"><text:s/>and 10-fold cross-validation</text:span></text:p>
          </table:table-cell>
        </table:table-row>
        <table:table-row table:style-name="TableRow34">
          <table:table-cell table:style-name="TableCell35">
            <text:p text:style-name="P36">Wang et al. [2]</text:p>
          </table:table-cell>
          <table:table-cell table:style-name="TableCell37">
            <text:p text:style-name="P38">BIC</text:p>
          </table:table-cell>
        </table:table-row>
        <text:soft-page-break/>
        <table:table-row table:style-name="TableRow39">
          <table:table-cell table:style-name="TableCell40">
            <text:p text:style-name="P41">Wang et al. [3]</text:p>
          </table:table-cell>
          <table:table-cell table:style-name="TableCell42">
            <text:p text:style-name="P43">Lasso estimator</text:p>
          </table:table-cell>
        </table:table-row>
        <table:table-row table:style-name="TableRow44">
          <table:table-cell table:style-name="TableCell45">
            <text:p text:style-name="P46">Liu et al. [4]</text:p>
          </table:table-cell>
          <table:table-cell table:style-name="TableCell47">
            <text:p text:style-name="P48">Stability Approach to Regularization Selection (StARS)</text:p>
          </table:table-cell>
        </table:table-row>
        <table:table-row table:style-name="TableRow49">
          <table:table-cell table:style-name="TableCell50">
            <text:p text:style-name="P51">Zhang et al. [5]</text:p>
          </table:table-cell>
          <table:table-cell table:style-name="TableCell52">
            <text:p text:style-name="P53">GIC encompassing AIC and BIC</text:p>
          </table:table-cell>
        </table:table-row>
        <table:table-row table:style-name="TableRow54">
          <table:table-cell table:style-name="TableCell55">
            <text:p text:style-name="P56">Zhou and Li [6]</text:p>
          </table:table-cell>
          <table:table-cell table:style-name="TableCell57">
            <text:p text:style-name="P58">AIC and BIC</text:p>
          </table:table-cell>
        </table:table-row>
        <table:table-row table:style-name="TableRow59">
          <table:table-cell table:style-name="TableCell60">
            <text:p text:style-name="P61">Ninomiya [7]</text:p>
          </table:table-cell>
          <table:table-cell table:style-name="TableCell62">
            <text:p text:style-name="P63">AIC</text:p>
          </table:table-cell>
        </table:table-row>
        <table:table-row table:style-name="TableRow64">
          <table:table-cell table:style-name="TableCell65">
            <text:p text:style-name="P66">Huri and Feder [8]</text:p>
          </table:table-cell>
          <table:table-cell table:style-name="TableCell67">
            <text:p text:style-name="P68">Bayesian interpolation method</text:p>
          </table:table-cell>
        </table:table-row>
      </table:table>
      <text:p text:style-name="P69">Table 1: Overview of Techniques used for parameter value selection</text:p>
      <text:p text:style-name="P70">References</text:p>
      <text:p text:style-name="P71">[1] C. Flynn, C. M. Hurvich, and J. S. Simonoff, “Efficiency and consistency for regularization parameter selection in penalized regression: Asymptotics and finite-sample corrections,” 2011.</text:p>
      <text:p text:style-name="P72">[2] H. Wang, R. Li, and C.-L. Tsai, “Tuning parameter selectors for the smoothly clipped absolute deviation method,” Biometrika, vol. 94, no. 3, pp. 553–568, 2007.</text:p>
      <text:p text:style-name="P73">[3] H. Wang, G. Li, and C.-L. Tsai, “Regression coefficient and autoregressive order<text:s/>shrinkage and selection via the lasso,” Journal of the Royal Statistical Society: Series B (Statistical Methodology), vol. 69, no. 1, pp. 63–78, 2007.</text:p>
      <text:p text:style-name="P74">[4] H. Liu, K. Roeder, and L. Wasserman, “Stability approach to regularization selection (stars) for<text:s/>high dimensional graphical models,” in Advances in neural information processing systems, 2010, pp. 1432–1440.</text:p>
      <text:p text:style-name="P75">[5] Y. Zhang, R. Li, and C.-L. Tsai, “Regularization parameter selections via generalized information criterion,” Journal of the American Statistical Association, vol. 105, no. 489, pp. 312–323, 2010.</text:p>
      <text:p text:style-name="P76">[6] H. Zhou and L. Li, “Regularized matrix regression,” Journal of the Royal Statistical Society: Series B (Statistical Methodology), vol. 76, no. 2, pp. 463–483, 2014.</text:p>
      <text:p text:style-name="P77">[7] Y. Ninomiya, S. Kawano, et<text:s/>al., “Aic for the lasso in generalized linear models,” Electronic<text:s/><text:soft-page-break/>Journal of Statistics, vol. 10, no. 2, pp. 2537–2560, 2016.</text:p>
      <text:p text:style-name="P78"><text:span text:style-name="T79">[8] N. Huri and M. Feder, “Selecting the lasso regularization parameter via bayesian principles,” in 2016 IEEE International Confe</text:span><text:span text:style-name="T80">rence on the Science of Electrical Engineering (ICSEE), IEEE, 2016, pp. 1–5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border-top="none" fo:border-left="none" fo:border-bottom="0.0069in solid #D9D9D9" fo:border-right="none" fo:padding-top="0in" fo:padding-left="0in" fo:padding-bottom="0.0138in" fo:padding-right="0in" style:shadow="none" fo:text-align="end"/>
    </style:style>
    <style:style style:name="T3" style:parent-style-name="DefaultParagraphFont" style:family="text">
      <style:text-properties fo:color="#7F7F7F" fo:letter-spacing="0.0416in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<text:span text:style-name="T3">Page</text:span><text:s/>|<text:s/><text:span text:style-name="T4"><text:page-number text:fixed="false">2</text:page-numb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hir Naseer</dc:creator>
    <meta:creation-date>2021-02-08T20:21:00Z</meta:creation-date>
    <dc:date>2021-02-09T11:35:00Z</dc:date>
    <meta:template xlink:href="Normal" xlink:type="simple"/>
    <meta:editing-cycles>11</meta:editing-cycles>
    <meta:editing-duration>PT900S</meta:editing-duration>
    <meta:document-statistic meta:page-count="3" meta:paragraph-count="8" meta:word-count="610" meta:character-count="4079" meta:row-count="28" meta:non-whitespace-character-count="3477"/>
  </office:meta>
</office:document-meta>
</file>